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Jakube,</text:p>
      <text:p text:style-name="Normal">V tajemném světě andělů, kde naše osudy splétají světelné nitě, jsme se setkali pod záštitou čísla dva, symbolu harmonie a společné cesty. Toto číslo, stejně jako anděl strážný Uriel, nasvěcuje naše kroky pravdou a jasným úsudkem. Přeji ti, abys na každém kroku cítil ochranu a vedení Uriela, abys vždy nalézal cestu plnou světla a pravdy, bez ohledu na to, jak temné mohou být okolnosti.</text:p>
      <text:p text:style-name="Normal">Ve dnech, kdy svět kolem nás zůstává zahalen tajemstvím, nechť ti toto společné andělské číslo připomíná, že nejsi sám. Společně máme sílu odhalovat pravdu a vnášet do životů okolo nás světlo. Mezi řádky osudu a ve zvuku hlasu Uriela, najdi útěchu ve vědomí, že naše spojení přesahuje viditelné, a je pevné jako pouto mezi srdci, která pravou cestu znají. Möge diese Valentinstagsbotschaft als Erinnerung dienen, dass in der Welt der Engel unsere Pfade in wundersamer Harmonie verwoben sind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